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593492CEE1D049B7.png" manifest:media-type="image/png"/>
  <manifest:file-entry manifest:full-path="Pictures/100000000000078000000438C59DBEA3F744F171.png" manifest:media-type="image/png"/>
  <manifest:file-entry manifest:full-path="Pictures/1000000000000780000004381303D0BEA3ACB880.png" manifest:media-type="image/png"/>
  <manifest:file-entry manifest:full-path="Pictures/1000000000000780000004388C6C0B0054F747E9.png" manifest:media-type="image/png"/>
  <manifest:file-entry manifest:full-path="Pictures/10000000000007800000043820891425A4B0279E.png" manifest:media-type="image/png"/>
  <manifest:file-entry manifest:full-path="Pictures/100000000000078000000438ED4CC5A69B0F5A75.png" manifest:media-type="image/png"/>
  <manifest:file-entry manifest:full-path="Pictures/100000000000078000000438372EE847B9526D20.png" manifest:media-type="image/png"/>
  <manifest:file-entry manifest:full-path="Pictures/100000000000078000000438FAE68AADDC48E2E0.png" manifest:media-type="image/png"/>
  <manifest:file-entry manifest:full-path="Pictures/100000000000078000000438C1B65F4BE92128AE.png" manifest:media-type="image/png"/>
  <manifest:file-entry manifest:full-path="Pictures/100000000000078000000438F0D8A36311D1C397.png" manifest:media-type="image/png"/>
  <manifest:file-entry manifest:full-path="Pictures/10000000000007800000043858B0DDE566EFCEFE.png" manifest:media-type="image/png"/>
  <manifest:file-entry manifest:full-path="Pictures/100000000000078000000438E383052FE2BCC4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5.908cm, 9.695cm, 7.274cm, 7.721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972cm, 9.695cm, 5.368cm, 9.656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005cm, 16.468cm, 10.177cm, 2.883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005cm, 24.209cm, 8.241cm, 4.818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005cm, 25.176cm, 10.803cm, 4.818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005cm, 25.176cm, 11.144cm, 3.85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4.94cm, 10.662cm, 15.339cm, 3.85cm)" draw:image-opacity="100%" style:mirror="non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7.843cm, 24.209cm, 10.177cm, 3.85cm)" draw:image-opacity="100%" style:mirror="none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476cm, 22.186cm, 15.983cm, 2.184cm)" draw:image-opacity="100%" style:mirror="non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5.481cm, 13.565cm, 5.441cm, 9.656cm)" draw:image-opacity="100%" style:mirror="none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3.546cm, 13.546cm, 7.376cm, 9.675cm)" draw:image-opacity="100%" style:mirror="none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473cm, 23.71cm, 17.757cm, 0.806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4.851cm, 19.371cm, 14.047cm, 4.119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20.4cm" svg:height="8.499cm" svg:x="0.2cm" svg:y="15.5cm">
          <draw:image xlink:href="Pictures/100000000000078000000438C59DBEA3F744F171.png" xlink:type="simple" xlink:show="embed" xlink:actuate="onLoad" draw:mime-type="image/png">
            <text:p/>
          </draw:image>
        </draw:frame>
        <draw:frame draw:style-name="gr2" draw:text-style-name="P1" draw:layer="layout" svg:width="20cm" svg:height="12.699cm" svg:x="0.5cm" svg:y="1.8cm">
          <draw:image xlink:href="Pictures/1000000000000780000004381303D0BEA3ACB88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4" draw:text-style-name="P1" draw:layer="layout" svg:width="19.802cm" svg:height="9cm" svg:x="0.5cm" svg:y="1cm">
          <draw:image xlink:href="Pictures/1000000000000780000004388C6C0B0054F747E9.png" xlink:type="simple" xlink:show="embed" xlink:actuate="onLoad" draw:mime-type="image/png">
            <text:p/>
          </draw:image>
        </draw:frame>
        <draw:frame draw:style-name="gr5" draw:text-style-name="P1" draw:layer="layout" svg:width="18.999cm" svg:height="18.999cm" svg:x="0.501cm" svg:y="10.501cm">
          <draw:image xlink:href="Pictures/10000000000007800000043820891425A4B027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6" draw:text-style-name="P1" draw:layer="layout" svg:width="16.999cm" svg:height="14.452cm" svg:x="1.501cm" svg:y="0.548cm">
          <draw:image xlink:href="Pictures/100000000000078000000438ED4CC5A69B0F5A75.png" xlink:type="simple" xlink:show="embed" xlink:actuate="onLoad" draw:mime-type="image/png">
            <text:p/>
          </draw:image>
        </draw:frame>
        <draw:frame draw:style-name="gr7" draw:text-style-name="P1" draw:layer="layout" svg:width="17.334cm" svg:height="13cm" svg:x="1.001cm" svg:y="15.5cm">
          <draw:image xlink:href="Pictures/100000000000078000000438372EE847B9526D2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8" draw:text-style-name="P1" draw:layer="layout" svg:width="20.25cm" svg:height="1.998cm" svg:x="0.5cm" svg:y="1.002cm">
          <draw:image xlink:href="Pictures/100000000000078000000438FAE68AADDC48E2E0.png" xlink:type="simple" xlink:show="embed" xlink:actuate="onLoad" draw:mime-type="image/png">
            <text:p/>
          </draw:image>
        </draw:frame>
        <draw:frame draw:style-name="gr9" draw:text-style-name="P1" draw:layer="layout" svg:width="20.805cm" svg:height="8cm" svg:x="0.195cm" svg:y="4cm">
          <draw:image xlink:href="Pictures/100000000000078000000438C1B65F4BE92128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0" draw:text-style-name="P1" draw:layer="layout" svg:width="18.499cm" svg:height="5cm" svg:x="1cm" svg:y="6.5cm">
          <draw:image xlink:href="Pictures/100000000000078000000438F0D8A36311D1C397.png" xlink:type="simple" xlink:show="embed" xlink:actuate="onLoad" draw:mime-type="image/png">
            <text:p/>
          </draw:image>
        </draw:frame>
        <draw:frame draw:style-name="gr11" draw:text-style-name="P1" draw:layer="layout" svg:width="18.007cm" svg:height="1.999cm" svg:x="1cm" svg:y="11.999cm">
          <draw:image xlink:href="Pictures/100000000000078000000438593492CEE1D049B7.png" xlink:type="simple" xlink:show="embed" xlink:actuate="onLoad" draw:mime-type="image/png">
            <text:p/>
          </draw:image>
        </draw:frame>
        <draw:frame draw:style-name="gr12" draw:text-style-name="P1" draw:layer="layout" svg:width="18.016cm" svg:height="2cm" svg:x="0.984cm" svg:y="3.5cm">
          <draw:image xlink:href="Pictures/100000000000078000000438593492CEE1D049B7.png" xlink:type="simple" xlink:show="embed" xlink:actuate="onLoad" draw:mime-type="image/png">
            <text:p/>
          </draw:image>
        </draw:frame>
        <draw:frame draw:style-name="gr13" draw:text-style-name="P1" draw:layer="layout" svg:width="19.999cm" svg:height="4.499cm" svg:x="0.501cm" svg:y="14.5cm">
          <draw:image xlink:href="Pictures/10000000000007800000043858B0DDE566EFCEFE.png" xlink:type="simple" xlink:show="embed" xlink:actuate="onLoad" draw:mime-type="image/png">
            <text:p/>
          </draw:image>
        </draw:frame>
        <draw:frame draw:style-name="gr14" draw:text-style-name="P4" draw:layer="layout" svg:width="9.5cm" svg:height="1.517cm" svg:x="5cm" svg:y="1cm">
          <draw:text-box>
            <text:p text:style-name="P3"><text:span text:style-name="T1">Jeux d’essais :</text:span></text:p>
          </draw:text-box>
        </draw:frame>
        <draw:frame draw:style-name="gr15" draw:text-style-name="P1" draw:layer="layout" svg:width="19.5cm" svg:height="4.5cm" svg:x="0.5cm" svg:y="20.5cm">
          <draw:image xlink:href="Pictures/100000000000078000000438E383052FE2BCC44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2cm" fo:margin-bottom="0cm" fo:text-indent="0cm"/>
      <style:text-properties fo:font-size="52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65cm" fo:margin-bottom="0cm" fo:text-indent="0cm"/>
      <style:text-properties fo:font-size="45.2999992370606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6cm" fo:margin-bottom="0cm" fo:text-indent="0cm"/>
      <style:text-properties fo:font-size="37.7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7cm" fo:margin-bottom="0cm" fo:text-indent="0cm"/>
      <style:text-properties fo:font-size="37.7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7cm" fo:margin-bottom="0cm" fo:text-indent="0cm"/>
      <style:text-properties fo:font-size="37.7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7cm" fo:margin-bottom="0cm" fo:text-indent="0cm"/>
      <style:text-properties fo:font-size="37.7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7cm" fo:margin-bottom="0cm" fo:text-indent="0cm"/>
      <style:text-properties fo:font-size="37.7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7cm" fo:margin-bottom="0cm" fo:text-indent="0cm"/>
      <style:text-properties fo:font-size="37.7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0" draw:style-name="Mdp1">
      <draw:frame presentation:style-name="Standard-title" draw:layer="backgroundobjects" svg:width="18.899cm" svg:height="4.957cm" svg:x="1.049cm" svg:y="1.185cm" presentation:class="title" presentation:placeholder="true">
        <draw:text-box/>
      </draw:frame>
      <draw:frame presentation:style-name="Standard-outline1" draw:layer="backgroundobjects" svg:width="18.899cm" svg:height="17.224cm" svg:x="1.049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49cm" svg:y="27.0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8T14:15:50.892000000</meta:creation-date>
    <dc:date>2021-11-08T15:00:54.272000000</dc:date>
    <meta:editing-duration>PT4M42S</meta:editing-duration>
    <meta:editing-cycles>1</meta:editing-cycles>
    <meta:document-statistic meta:object-count="45"/>
    <meta:generator>LibreOffice/7.2.1.2$Windows_X86_64 LibreOffice_project/87b77fad49947c1441b67c559c339af8f3517e22</meta:generator>
  </office:meta>
</office:document-meta>
</file>